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Standard">&lt;html lang="en"&gt;</text:p>
      <text:p text:style-name="Standard"><text:s text:c="2"/>&lt;head&gt;</text:p>
      <text:p text:style-name="Standard"><text:s text:c="4"/>&lt;meta charset="utf-8"&gt;</text:p>
      <text:p text:style-name="Standard"><text:s text:c="4"/>&lt;meta http-equiv="X-UA-Compatible" content="IE=edge"&gt;</text:p>
      <text:p text:style-name="Standard"><text:s text:c="4"/>&lt;meta name="viewport" content="width=device-width, initial-scale=1"&gt;</text:p>
      <text:p text:style-name="Standard"><text:s text:c="4"/>&lt;!-- The above 3 meta tags *must* come first in the head; any other head content must come *after* these tags --&gt;</text:p>
      <text:p text:style-name="Standard"><text:s text:c="4"/>&lt;title&gt;Bootstrap 101 Template&lt;/title&gt;</text:p>
      <text:p text:style-name="Standard"/>
      <text:p text:style-name="Standard"><text:s text:c="4"/>&lt;!-- Bootstrap --&gt;</text:p>
      <text:p text:style-name="Standard"><text:s text:c="4"/>&lt;link href="css/bootstrap.min.css" rel="stylesheet"&gt;</text:p>
      <text:p text:style-name="Standard"/>
      <text:p text:style-name="Standard"><text:s text:c="4"/>&lt;!-- HTML5 shim and Respond.js for IE8 support of HTML5 elements and media queries --&gt;</text:p>
      <text:p text:style-name="Standard"><text:s text:c="4"/>&lt;!-- WARNING: Respond.js doesn't work if you view the page via file:// --&gt;</text:p>
      <text:p text:style-name="Standard"><text:s text:c="4"/>&lt;!--[if lt IE 9]&gt;</text:p>
      <text:p text:style-name="Standard"><text:s text:c="6"/>&lt;script src="https://oss.maxcdn.com/html5shiv/3.7.3/html5shiv.min.js"&gt;&lt;/script&gt;</text:p>
      <text:p text:style-name="Standard"><text:s text:c="6"/>&lt;script src="https://oss.maxcdn.com/respond/1.4.2/respond.min.js"&gt;&lt;/script&gt;</text:p>
      <text:p text:style-name="Standard"><text:s text:c="4"/>&lt;![endif]--&gt;</text:p>
      <text:p text:style-name="Standard"><text:s text:c="2"/>&lt;/head&gt;</text:p>
      <text:p text:style-name="Standard"><text:s text:c="2"/>&lt;body&gt;</text:p>
      <text:p text:style-name="Standard"><text:s text:c="4"/>&lt;h1&gt;Hello, world!&lt;/h1&gt;</text:p>
      <text:p text:style-name="Standard"><text:s text:c="4"/>&lt;!-- jQuery (necessary for Bootstrap's JavaScript plugins) --&gt;</text:p>
      <text:p text:style-name="Standard"><text:s text:c="4"/>&lt;script src="https://ajax.googleapis.com/ajax/libs/jquery/1.12.4/jquery.min.js"&gt;&lt;/script&gt;</text:p>
      <text:p text:style-name="Standard"><text:s text:c="4"/>&lt;!-- Include all compiled plugins (below), or include individual files as needed --&gt;</text:p>
      <text:p text:style-name="Standard"><text:s text:c="4"/>&lt;script src="js/bootstrap.min.js"&gt;&lt;/script&gt;</text:p>
      <text:p text:style-name="Standard"><text:s text:c="2"/>&lt;/body&gt;</text:p>
      <text:p text:style-name="Standard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ilverbug</meta:initial-creator>
    <dc:creator>Silverbug</dc:creator>
    <meta:creation-date>2017-02-27T16:05:00Z</meta:creation-date>
    <dc:date>2017-02-27T16:06:00Z</dc:date>
    <meta:print-date>2017-02-27T16:06:00Z</meta:print-date>
    <meta:template xlink:href="Normal" xlink:type="simple"/>
    <meta:editing-cycles>1</meta:editing-cycles>
    <meta:editing-duration>PT0S</meta:editing-duration>
    <meta:document-statistic meta:page-count="1" meta:paragraph-count="2" meta:word-count="161" meta:character-count="1179" meta:row-count="8" meta:non-whitespace-character-count="1020"/>
  </office:meta>
</office:document-meta>
</file>